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217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243" table:default-cell-style-name="Default"/>
        <table:table-row table:style-name="ro1">
          <table:table-cell table:style-name="ce1"/>
          <table:table-cell table:style-name="ce1" office:value-type="string">
            <text:p>C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G</text:p>
          </table:table-cell>
          <table:table-cell table:style-name="ce1" office:value-type="string">
            <text:p>G#</text:p>
          </table:table-cell>
          <table:table-cell table:style-name="ce1" office:value-type="string">
            <text:p>A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C#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D#</text:p>
          </table:table-cell>
          <table:table-cell table:number-columns-repeated="1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F#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G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G#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A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A#</text:p>
          </table:table-cell>
          <table:table-cell table:number-columns-repeated="1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B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43"/>
        </table:table-row>
        <table:table-row table:style-name="ro2" table:number-rows-repeated="104856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4/08/2013</text:date>, <text:time>18:2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</meta:initial-creator>
    <meta:creation-date>2013-04-08T15:25:10</meta:creation-date>
    <dc:date>2013-04-08T18:20:46</dc:date>
    <meta:generator>OpenOffice.org/3.4.1$Unix OpenOffice.org_project/341m1$Build-9593</meta:generator>
    <meta:editing-duration>PT2M54S</meta:editing-duration>
    <meta:editing-cycles>1</meta:editing-cycles>
    <meta:document-statistic meta:table-count="1" meta:cell-count="168" meta:object-count="0"/>
  </office:meta>
</office:document-meta>
</file>